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5000001B486C05C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1.25cm" fo:min-width="18.1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758cm" svg:height="11.535cm" svg:x="0.142cm" svg:y="0.165cm">
          <draw:image xlink:href="Pictures/10000201000002C5000001B486C05C5D.png" xlink:type="simple" xlink:show="embed" xlink:actuate="onLoad">
            <text:p/>
          </draw:image>
        </draw:frame>
        <draw:custom-shape draw:style-name="gr2" draw:text-style-name="P1" draw:layer="layout" svg:width="18.7cm" svg:height="11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95cm" fo:page-height="1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5:00:29.789340439</meta:creation-date>
    <dc:date>2018-04-28T15:02:42.079537740</dc:date>
    <dc:creator>dario </dc:creator>
    <meta:editing-duration>PT2M12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